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9.29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APA10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max current consumption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LED avg. current consumption factor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avg. current consumption</text:p>
          </table:table-cell>
          <table:table-cell table:formula="of:=[.B3]*[.B2]" office:value-type="float" office:value="0.016" calcext:value-type="float">
            <text:p>0.01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Wire gauge ampacit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hms / 1000 ft</text:p>
          </table:table-cell>
          <table:table-cell office:value-type="string" calcext:value-type="string">
            <text:p>(24 AWG)</text:p>
          </table:table-cell>
        </table:table-row>
        <table:table-row table:style-name="ro1">
          <table:table-cell office:value-type="string" calcext:value-type="string">
            <text:p>Wire gauge ampacity</text:p>
          </table:table-cell>
          <table:table-cell table:formula="of:=[.B5]/1000" office:value-type="float" office:value="0.026" calcext:value-type="float">
            <text:p>0.026</text:p>
          </table:table-cell>
          <table:table-cell office:value-type="string" calcext:value-type="string">
            <text:p>Ohms / ft</text:p>
          </table:table-cell>
          <table:table-cell/>
        </table:table-row>
        <table:table-row table:style-name="ro1">
          <table:table-cell office:value-type="string" calcext:value-type="string">
            <text:p>Strip seg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(one length from waist to floor)</text:p>
          </table:table-cell>
        </table:table-row>
        <table:table-row table:style-name="ro1">
          <table:table-cell office:value-type="string" calcext:value-type="string">
            <text:p>Segments per stri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p length</text:p>
          </table:table-cell>
          <table:table-cell table:formula="of:=[.B7]*[.B8]" office:value-type="float" office:value="12" calcext:value-type="float">
            <text:p>12</text:p>
          </table:table-cell>
          <table:table-cell office:value-type="string" calcext:value-type="string">
            <text:p>ft</text:p>
          </table:table-cell>
          <table:table-cell/>
        </table:table-row>
        <table:table-row table:style-name="ro1">
          <table:table-cell office:value-type="string" calcext:value-type="string">
            <text:p>Strip resistance</text:p>
          </table:table-cell>
          <table:table-cell table:formula="of:=[.B9]*[.B6]" office:value-type="float" office:value="0.312" calcext:value-type="float">
            <text:p>0.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supply voltage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LED spac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s / ft</text:p>
          </table:table-cell>
          <table:table-cell/>
        </table:table-row>
        <table:table-row table:style-name="ro1">
          <table:table-cell office:value-type="string" calcext:value-type="string">
            <text:p>LEDs per strip</text:p>
          </table:table-cell>
          <table:table-cell table:formula="of:=[.B9]*[.B12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strip current</text:p>
          </table:table-cell>
          <table:table-cell table:formula="of:=[.B2]*[.B13]" office:value-type="float" office:value="1.44" calcext:value-type="float">
            <text:p>1.44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Max strip voltage drop</text:p>
          </table:table-cell>
          <table:table-cell table:formula="of:=[.B14]*[.B10]" office:value-type="float" office:value="0.44928" calcext:value-type="float">
            <text:p>0.44928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in LED supply voltage at strip end</text:p>
          </table:table-cell>
          <table:table-cell table:formula="of:=[.B11]-[.B15]" office:value-type="float" office:value="3.25072" calcext:value-type="float">
            <text:p>3.2507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Battery pack energy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h</text:p>
          </table:table-cell>
          <table:table-cell/>
        </table:table-row>
        <table:table-row table:style-name="ro1">
          <table:table-cell office:value-type="string" calcext:value-type="string">
            <text:p>Battery pack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ress energy</text:p>
          </table:table-cell>
          <table:table-cell table:formula="of:=[.B18]*[.B17]" office:value-type="float" office:value="5.6" calcext:value-type="float">
            <text:p>5.6</text:p>
          </table:table-cell>
          <table:table-cell office:value-type="string" calcext:value-type="string">
            <text:p>Ah</text:p>
          </table:table-cell>
          <table:table-cell/>
        </table:table-row>
        <table:table-row table:style-name="ro1">
          <table:table-cell office:value-type="string" calcext:value-type="string">
            <text:p>Number of strip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LEDs</text:p>
          </table:table-cell>
          <table:table-cell table:formula="of:=[.B20]*[.B13]"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dress current</text:p>
          </table:table-cell>
          <table:table-cell table:formula="of:=[.B21]*[.B4]" office:value-type="float" office:value="2.304" calcext:value-type="float">
            <text:p>2.304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Max dress current</text:p>
          </table:table-cell>
          <table:table-cell table:formula="of:=[.B20]*[.B14]" office:value-type="float" office:value="5.76" calcext:value-type="float">
            <text:p>5.7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Dress runtime</text:p>
          </table:table-cell>
          <table:table-cell table:formula="of:=[.B19]/[.B22]" office:value-type="float" office:value="2.43055555555555" calcext:value-type="float">
            <text:p>2.43055555555555</text:p>
          </table:table-cell>
          <table:table-cell office:value-type="string" calcext:value-type="string">
            <text:p>Hour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0:07:48.444926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6:46:49.331387415</meta:creation-date>
    <dc:date>2017-02-04T21:04:41.629441847</dc:date>
    <meta:editing-duration>PT1H5M53S</meta:editing-duration>
    <meta:editing-cycles>7</meta:editing-cycles>
    <meta:generator>LibreOffice/5.2.2.2.0$Linux_X86_64 LibreOffice_project/20m0$Build-2</meta:generator>
    <meta:document-statistic meta:table-count="1" meta:cell-count="66" meta:object-count="0"/>
  </office:meta>
</office:document-meta>
</file>